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 style:data-style-name="N10100">
      <style:table-cell-properties style:vertical-align="" fo:background-color="transparent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04f09b" officeooo:paragraph-rsid="0008d00c" style:font-name-asian="Source Han Sans CN Regular" style:font-size-asian="14pt" style:font-weight-asian="bold" style:font-name-complex="Lohit Devanagari" style:font-size-complex="14pt" style:font-weight-complex="bold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0b277f" officeooo:paragraph-rsid="000b277f" style:font-name-asian="Source Han Sans CN Regular" style:font-size-asian="14pt" style:font-weight-asian="bold" style:font-name-complex="Lohit Devanagari" style:font-size-complex="14pt" style:font-weight-complex="bold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0caa38" officeooo:paragraph-rsid="000caa38" style:font-name-asian="Source Han Sans CN Regular" style:font-size-asian="14pt" style:font-weight-asian="bold" style:font-name-complex="Lohit Devanagari" style:font-size-complex="14pt" style:font-weight-complex="bold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Liberation Serif" fo:font-size="11pt" fo:letter-spacing="normal" fo:font-style="normal" fo:font-weight="bold" officeooo:rsid="000b277f" officeooo:paragraph-rsid="000b277f" style:font-name-asian="Source Han Sans CN Regular" style:font-size-asian="11pt" style:font-weight-asian="bold" style:font-name-complex="Lohit Devanagari" style:font-size-complex="11pt" style:font-weight-complex="bold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0826bf" officeooo:paragraph-rsid="0004f09b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04f09b" officeooo:paragraph-rsid="0008d00c" style:font-name-asian="Source Han Sans CN Regular" style:font-size-asian="14pt" style:font-weight-asian="bold" style:font-name-complex="Lohit Devanagari" style:font-size-complex="14pt" style:font-weight-complex="bold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0b277f" officeooo:paragraph-rsid="000b277f" style:font-name-asian="Source Han Sans CN Regular" style:font-size-asian="14pt" style:font-weight-asian="bold" style:font-name-complex="Lohit Devanagari" style:font-size-complex="14pt" style:font-weight-complex="bold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104d84" officeooo:paragraph-rsid="00104d84" style:font-name-asian="Source Han Sans CN Regular" style:font-size-asian="14pt" style:font-weight-asian="bold" style:font-name-complex="Lohit Devanagari" style:font-size-complex="14pt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173957" officeooo:paragraph-rsid="00173957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333ff" style:font-name="roboto" fo:font-size="10.5pt" fo:letter-spacing="normal" fo:font-style="normal" fo:font-weight="normal" officeooo:rsid="00173957" officeooo:paragraph-rsid="00173957"/>
    </style:style>
    <style:style style:name="P11" style:family="paragraph" style:parent-style-name="Standard">
      <style:paragraph-properties fo:text-align="start" style:justify-single-word="false" fo:orphans="2" fo:widows="2"/>
      <style:text-properties officeooo:paragraph-rsid="0008d00c"/>
    </style:style>
    <style:style style:name="P12" style:family="paragraph" style:parent-style-name="Standard">
      <style:paragraph-properties fo:text-align="start" style:justify-single-word="false" fo:orphans="2" fo:widows="2"/>
      <style:text-properties officeooo:rsid="0009f74e" officeooo:paragraph-rsid="0009f74e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4f09b" officeooo:paragraph-rsid="0004f09b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4pt" fo:font-weight="bold" officeooo:paragraph-rsid="0004f09b" style:font-name-asian="Source Han Sans CN Regular" style:font-size-asian="14pt" style:font-weight-asian="bold" style:font-name-complex="Lohit Devanagari" style:font-size-complex="14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roboto" fo:font-size="10.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roboto" fo:font-size="10.5pt" fo:letter-spacing="normal" fo:font-style="normal" fo:font-weight="normal" officeooo:rsid="0004f09b" officeooo:paragraph-rsid="0004f09b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18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Liberation Serif" fo:font-size="14pt" fo:letter-spacing="normal" fo:font-style="normal" fo:font-weight="bold" officeooo:rsid="0004f09b" officeooo:paragraph-rsid="0004f09b" style:font-name-asian="Source Han Sans CN Regular" style:font-size-asian="14pt" style:font-weight-asian="bold" style:font-name-complex="Lohit Devanagari" style:font-size-complex="14pt" style:font-weight-complex="bold"/>
    </style:style>
    <style:style style:name="P19" style:family="paragraph" style:parent-style-name="Text_20_body">
      <style:paragraph-properties fo:margin-left="0in" fo:margin-right="0in" fo:margin-top="0in" fo:margin-bottom="0.25in" loext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.0791in" fo:margin-bottom="0.3291in" loext:contextual-spacing="false" fo:line-height="100%" fo:orphans="2" fo:widows="2" fo:text-indent="0in" style:auto-text-indent="false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roboto" fo:font-size="10.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333333" style:font-name="roboto" fo:font-size="15pt" fo:letter-spacing="normal" fo:font-style="normal" fo:font-weight="bold"/>
    </style:style>
    <style:style style:name="P23" style:family="paragraph" style:parent-style-name="Text_20_body">
      <style:text-properties fo:font-variant="normal" fo:text-transform="none" fo:color="#333333" style:font-name="roboto" fo:font-size="10pt" fo:letter-spacing="normal" fo:font-style="normal" fo:font-weight="bold" officeooo:rsid="0004f09b" officeooo:paragraph-rsid="0004f09b" style:font-size-asian="10pt" style:font-size-complex="10pt"/>
    </style:style>
    <style:style style:name="P24" style:family="paragraph" style:parent-style-name="Text_20_body">
      <style:text-properties fo:font-variant="normal" fo:text-transform="none" fo:color="#333333" style:font-name="roboto" fo:font-size="16.5pt" fo:letter-spacing="normal" fo:font-style="normal" fo:font-weight="normal" officeooo:rsid="00191b42" officeooo:paragraph-rsid="00191b42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075cf3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rsid="00075cf3" officeooo:paragraph-rsid="00075cf3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1b1a1f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333333" style:text-outline="false" style:text-line-through-style="none" style:text-line-through-type="none" style:font-name="Thorndale" fo:font-size="12pt" fo:letter-spacing="normal" fo:font-style="normal" fo:text-shadow="none" style:text-underline-style="none" fo:font-weight="normal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Preformatted_20_Text">
      <style:paragraph-properties fo:margin-top="0in" fo:margin-bottom="0.1965in" loext:contextual-spacing="false" fo:orphans="2" fo:widows="2"/>
    </style:style>
    <style:style style:name="P3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34" style:family="paragraph" style:parent-style-name="Table_20_Contents">
      <style:paragraph-properties fo:text-align="start" style:justify-single-word="false"/>
      <style:text-properties officeooo:rsid="0006aa5d" officeooo:paragraph-rsid="0006aa5d"/>
    </style:style>
    <style:style style:name="P35" style:family="paragraph" style:parent-style-name="Table_20_Contents">
      <style:paragraph-properties fo:text-align="start" style:justify-single-word="false"/>
      <style:text-properties officeooo:rsid="0009f74e" officeooo:paragraph-rsid="0009f74e"/>
    </style:style>
    <style:style style:name="P36" style:family="paragraph" style:parent-style-name="Table_20_Contents">
      <style:paragraph-properties fo:text-align="start" style:justify-single-word="false"/>
      <style:text-properties officeooo:rsid="0009f74e" officeooo:paragraph-rsid="000a1549"/>
    </style:style>
    <style:style style:name="P37" style:family="paragraph" style:parent-style-name="Table_20_Contents">
      <style:paragraph-properties fo:text-align="start" style:justify-single-word="false"/>
      <style:text-properties style:font-name="roboto" fo:font-size="10.5pt" officeooo:rsid="00104d84" officeooo:paragraph-rsid="00104d84" style:font-name-asian="Source Han Sans CN Regular" style:font-size-asian="14pt" style:font-name-complex="Lohit Devanagari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roboto" fo:font-size="10.5pt" officeooo:rsid="00139c65" officeooo:paragraph-rsid="00139c65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1pt" officeooo:rsid="0009f74e" officeooo:paragraph-rsid="0009f74e" style:font-name-asian="Source Han Sans CN Regular" style:font-size-asian="11pt" style:font-name-complex="Lohit Devanagari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1pt" officeooo:rsid="000b67df" officeooo:paragraph-rsid="000b67df" style:font-name-asian="Source Han Sans CN Regular" style:font-size-asian="11pt" style:font-name-complex="Lohit Devanagari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color="#ff3333" officeooo:rsid="0009f74e" officeooo:paragraph-rsid="0009f74e"/>
    </style:style>
    <style:style style:name="P42" style:family="paragraph" style:parent-style-name="Heading_20_1">
      <style:text-properties fo:font-variant="normal" fo:text-transform="none" fo:color="#333333" style:font-name="roboto" fo:font-size="16.5pt" fo:letter-spacing="normal" fo:font-style="normal" fo:font-weight="normal"/>
    </style:style>
    <style:style style:name="P43" style:family="paragraph" style:parent-style-name="Standard">
      <style:paragraph-properties fo:text-align="start" style:justify-single-word="false" fo:orphans="2" fo:widows="2" fo:break-before="page"/>
      <style:text-properties fo:font-variant="normal" fo:text-transform="none" fo:color="#333333" style:font-name="roboto" fo:font-size="10.5pt" fo:letter-spacing="normal" fo:font-style="normal" fo:font-weight="normal" officeooo:rsid="000b277f" officeooo:paragraph-rsid="000b277f" style:font-name-asian="Source Han Sans CN Regular" style:font-size-asian="14pt" style:font-weight-asian="bold" style:font-name-complex="Lohit Devanagari" style:font-size-complex="14pt" style:font-weight-complex="bold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officeooo:paragraph-rsid="00158f31"/>
    </style:style>
    <style:style style:name="P45" style:family="paragraph" style:parent-style-name="Heading_20_3">
      <style:paragraph-properties fo:text-align="start" style:justify-single-word="false" fo:orphans="2" fo:widows="2"/>
      <style:text-properties fo:font-variant="normal" fo:text-transform="none" fo:color="#333333" style:font-name="roboto" fo:font-size="15pt" fo:letter-spacing="normal" fo:font-style="normal" fo:font-weight="bold" officeooo:rsid="000b277f" officeooo:paragraph-rsid="000b277f" style:font-name-asian="Source Han Sans CN Regular" style:font-size-asian="14pt" style:font-weight-asian="bold" style:font-name-complex="Lohit Devanagari" style:font-size-complex="14pt" style:font-weight-complex="bold"/>
    </style:style>
    <style:style style:name="P46" style:family="paragraph" style:parent-style-name="Standard" style:list-style-name="L1">
      <style:paragraph-properties fo:text-align="start" style:justify-single-word="false" fo:orphans="2" fo:widows="2"/>
      <style:text-properties officeooo:paragraph-rsid="0004f09b"/>
    </style:style>
    <style:style style:name="P47" style:family="paragraph" style:parent-style-name="Standard" style:list-style-name="L4">
      <style:paragraph-properties fo:text-align="start" style:justify-single-word="false" fo:orphans="2" fo:widows="2"/>
      <style:text-properties officeooo:paragraph-rsid="0008d00c"/>
    </style:style>
    <style:style style:name="P48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0826bf" officeooo:paragraph-rsid="0004f09b"/>
    </style:style>
    <style:style style:name="P4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333333" style:font-name="roboto" fo:font-size="10.5pt" fo:letter-spacing="normal" fo:font-style="normal" fo:font-weight="normal" officeooo:rsid="00104d84" officeooo:paragraph-rsid="00104d84" style:font-name-asian="Source Han Sans CN Regular" style:font-size-asian="14pt" style:font-weight-asian="bold" style:font-name-complex="Lohit Devanagari" style:font-size-complex="14pt" style:font-weight-complex="bold"/>
    </style:style>
    <style:style style:name="P5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333333" style:font-name="Liberation Serif" fo:letter-spacing="normal" fo:font-style="normal" fo:font-weight="bold" officeooo:paragraph-rsid="000b277f"/>
    </style:style>
    <style:style style:name="P51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08d00c" officeooo:paragraph-rsid="0008d00c" style:font-name-asian="Source Han Sans CN Regular" style:font-size-asian="14pt" style:font-weight-asian="bold" style:font-name-complex="Lohit Devanagari" style:font-size-complex="14pt" style:font-weight-complex="bold"/>
    </style:style>
    <style:style style:name="P52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333333" style:font-name="DejaVu Sans" fo:font-size="11pt" fo:letter-spacing="normal" fo:font-style="normal" fo:font-weight="normal" officeooo:rsid="001d7a34" officeooo:paragraph-rsid="001d7a34" style:font-name-asian="Source Han Sans CN Regular" style:font-size-asian="11pt" style:font-weight-asian="normal" style:font-name-complex="Lohit Devanagari" style:font-size-complex="11pt" style:font-weight-complex="normal"/>
    </style:style>
    <style:style style:name="P53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DejaVu Sans" fo:font-size="11pt" fo:letter-spacing="normal" fo:font-style="normal" fo:font-weight="normal" officeooo:rsid="001f4889" officeooo:paragraph-rsid="001f4889" style:font-name-asian="Source Han Sans CN Regular" style:font-size-asian="11pt" style:font-weight-asian="normal" style:font-name-complex="Lohit Devanagari" style:font-size-complex="11pt" style:font-weight-complex="normal"/>
    </style:style>
    <style:style style:name="P54" style:family="paragraph" style:parent-style-name="Standard" style:list-style-name="L2">
      <style:paragraph-properties fo:text-align="start" style:justify-single-word="false" fo:orphans="2" fo:widows="2"/>
      <style:text-properties officeooo:rsid="0008d00c" officeooo:paragraph-rsid="0008d00c"/>
    </style:style>
    <style:style style:name="P55" style:family="paragraph" style:parent-style-name="Standard">
      <style:paragraph-properties fo:text-align="start" style:justify-single-word="false" fo:orphans="2" fo:widows="2" fo:break-before="page"/>
      <style:text-properties fo:font-variant="normal" fo:text-transform="none" fo:color="#333333" style:font-name="Liberation Serif" fo:font-size="14pt" fo:letter-spacing="normal" fo:font-style="normal" fo:font-weight="bold" officeooo:rsid="001d7a34" officeooo:paragraph-rsid="001d7a34" style:font-name-asian="Source Han Sans CN Regular" style:font-size-asian="14pt" style:font-weight-asian="bold" style:font-name-complex="Lohit Devanagari" style:font-size-complex="14pt" style:font-weight-complex="bold"/>
    </style:style>
    <style:style style:name="P56" style:family="paragraph" style:parent-style-name="Text_20_body">
      <style:text-properties fo:font-variant="normal" fo:text-transform="none" fo:color="#0000ff" style:font-name="roboto" fo:font-size="16.5pt" fo:letter-spacing="normal" fo:font-style="normal" fo:font-weight="normal" officeooo:rsid="00191b42" officeooo:paragraph-rsid="00191b42"/>
    </style:style>
    <style:style style:name="P57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</style:style>
    <style:style style:name="P58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officeooo:paragraph-rsid="001b1a1f"/>
    </style:style>
    <style:style style:name="P59" style:family="paragraph" style:parent-style-name="Text_20_body" style:list-style-name="L3">
      <style:paragraph-properties fo:margin-top="0in" fo:margin-bottom="0.1043in" loext:contextual-spacing="false" fo:orphans="2" fo:widows="2"/>
      <style:text-properties fo:font-variant="normal" fo:text-transform="none" fo:color="#333333" style:font-name="roboto" fo:font-size="10.5pt" fo:letter-spacing="normal" fo:font-style="normal" fo:font-weight="normal"/>
    </style:style>
    <style:style style:name="P60" style:family="paragraph" style:parent-style-name="Heading_20_1">
      <style:text-properties officeooo:paragraph-rsid="00191b42"/>
    </style:style>
    <style:style style:name="T1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" fo:font-size="10.5pt" fo:letter-spacing="normal" fo:font-style="normal" fo:font-weight="normal" officeooo:rsid="0004f09b"/>
    </style:style>
    <style:style style:name="T3" style:family="text">
      <style:text-properties fo:font-variant="normal" fo:text-transform="none" fo:color="#333333" style:font-name="roboto" fo:font-size="10.5pt" fo:letter-spacing="normal" fo:font-style="normal" fo:font-weight="normal" officeooo:rsid="000826bf"/>
    </style:style>
    <style:style style:name="T4" style:family="text">
      <style:text-properties fo:font-variant="normal" fo:text-transform="none" fo:color="#333333" style:font-name="roboto" fo:font-size="10.5pt" fo:letter-spacing="normal" fo:font-style="normal" fo:font-weight="normal" style:font-name-asian="Source Han Sans CN Regular" style:font-size-asian="14pt" style:font-weight-asian="bold" style:font-name-complex="Lohit Devanagari" style:font-size-complex="14pt" style:font-weight-complex="bold"/>
    </style:style>
    <style:style style:name="T5" style:family="text">
      <style:text-properties fo:font-variant="normal" fo:text-transform="none" fo:color="#333333" style:font-name="roboto" fo:font-size="10.5pt" fo:letter-spacing="normal" fo:font-style="normal" fo:font-weight="normal" officeooo:rsid="0004f09b" style:font-name-asian="Source Han Sans CN Regular" style:font-size-asian="14pt" style:font-weight-asian="bold" style:font-name-complex="Lohit Devanagari" style:font-size-complex="14pt" style:font-weight-complex="bold"/>
    </style:style>
    <style:style style:name="T6" style:family="text">
      <style:text-properties fo:font-variant="normal" fo:text-transform="none" fo:color="#333333" style:font-name="roboto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roboto" fo:font-size="16.5pt" fo:letter-spacing="normal" fo:font-style="normal" fo:font-weight="normal" officeooo:rsid="00191b42"/>
    </style:style>
    <style:style style:name="T8" style:family="text">
      <style:text-properties fo:font-variant="normal" fo:text-transform="none" fo:color="#333333" fo:letter-spacing="normal" fo:font-style="normal"/>
    </style:style>
    <style:style style:name="T9" style:family="text">
      <style:text-properties fo:font-variant="normal" fo:text-transform="none" fo:color="#333333" fo:letter-spacing="normal" fo:font-style="normal" officeooo:rsid="0004f09b"/>
    </style:style>
    <style:style style:name="T10" style:family="text">
      <style:text-properties fo:font-variant="normal" fo:text-transform="none" fo:color="#333333" style:font-name="Menlo" fo:font-size="9pt" fo:letter-spacing="normal" fo:font-style="normal" fo:font-weight="normal" officeooo:rsid="0004f09b" fo:background-color="#f9f2f4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fo:background-color="#f9f2f4" loext:char-shading-value="0" loext:padding="0in" loext:border="none"/>
    </style:style>
    <style:style style:name="T12" style:family="text">
      <style:text-properties fo:font-variant="normal" fo:text-transform="none" fo:color="#333333" style:font-name="Liberation Serif" fo:font-size="14pt" fo:letter-spacing="normal" fo:font-style="normal" fo:font-weight="bold" officeooo:rsid="0004f09b" style:font-name-asian="Source Han Sans CN Regular" style:font-size-asian="14pt" style:font-weight-asian="bold" style:font-name-complex="Lohit Devanagari" style:font-size-complex="14pt" style:font-weight-complex="bold"/>
    </style:style>
    <style:style style:name="T13" style:family="text">
      <style:text-properties fo:font-variant="normal" fo:text-transform="none" fo:color="#333333" style:font-name="Liberation Serif" fo:font-size="14pt" fo:letter-spacing="normal" fo:font-style="normal" fo:font-weight="bold" officeooo:rsid="0009d38a" style:font-name-asian="Source Han Sans CN Regular" style:font-size-asian="14pt" style:font-weight-asian="bold" style:font-name-complex="Lohit Devanagari" style:font-size-complex="14pt" style:font-weight-complex="bold"/>
    </style:style>
    <style:style style:name="T14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in" loext:border="none"/>
    </style:style>
    <style:style style:name="T15" style:family="text">
      <style:text-properties fo:font-variant="normal" fo:text-transform="none" fo:color="#c7254e" style:font-name="Menlo" fo:font-size="9pt" fo:letter-spacing="normal" fo:font-style="normal" fo:font-weight="normal" officeooo:rsid="000826bf" fo:background-color="#f9f2f4" loext:char-shading-value="0" loext:padding="0in" loext:border="none"/>
    </style:style>
    <style:style style:name="T16" style:family="text">
      <style:text-properties fo:font-variant="normal" fo:text-transform="none" fo:color="#c7254e" style:font-name="Menlo" fo:font-size="9pt" fo:letter-spacing="normal" fo:font-style="normal" fo:font-weight="normal" officeooo:rsid="0004f09b" fo:background-color="#f9f2f4" loext:char-shading-value="0" style:font-size-asian="14pt" style:font-weight-asian="bold" style:font-size-complex="14pt" style:font-weight-complex="bold" loext:padding="0in" loext:border="none"/>
    </style:style>
    <style:style style:name="T17" style:family="text">
      <style:text-properties fo:font-variant="normal" fo:text-transform="none" fo:color="#c7254e" style:font-name="Menlo" fo:font-size="9pt" fo:letter-spacing="normal" fo:font-style="normal" fo:font-weight="bold" officeooo:rsid="0004f09b" fo:background-color="#f9f2f4" loext:char-shading-value="0" style:font-size-asian="14pt" style:font-weight-asian="bold" style:font-size-complex="14pt" style:font-weight-complex="bold" loext:padding="0in" loext:border="none"/>
    </style:style>
    <style:style style:name="T18" style:family="text">
      <style:text-properties fo:font-variant="normal" fo:text-transform="none" fo:color="#c7254e" style:font-name="Menlo" fo:font-size="9pt" fo:letter-spacing="normal" fo:font-style="normal" fo:font-weight="bold" fo:background-color="#f9f2f4" loext:char-shading-value="0" style:font-weight-asian="bold" style:font-weight-complex="bold" loext:padding="0in" loext:border="none"/>
    </style:style>
    <style:style style:name="T19" style:family="text">
      <style:text-properties fo:font-variant="normal" fo:text-transform="none" fo:color="#c7254e" style:font-name="Menlo" fo:font-size="9pt" fo:letter-spacing="normal" fo:font-style="normal" fo:font-weight="bold" officeooo:rsid="0004f09b" fo:background-color="#f9f2f4" loext:char-shading-value="0" style:font-weight-asian="bold" style:font-weight-complex="bold" loext:padding="0in" loext:border="none"/>
    </style:style>
    <style:style style:name="T20" style:family="text">
      <style:text-properties fo:font-variant="normal" fo:text-transform="none" fo:color="#c7254e" style:font-name="Menlo" fo:font-size="9pt" fo:letter-spacing="normal" fo:font-style="normal" fo:font-weight="bold" officeooo:rsid="000826bf" fo:background-color="#f9f2f4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fo:color="#c7254e" style:font-name="Menlo" fo:font-size="9pt" fo:letter-spacing="normal" fo:font-style="normal" fo:font-weight="bold" fo:background-color="#f9f2f4" loext:char-shading-value="0" loext:padding="0in" loext:border="none"/>
    </style:style>
    <style:style style:name="T22" style:family="text">
      <style:text-properties fo:font-variant="normal" fo:text-transform="none" fo:color="#c7254e" style:font-name="Menlo" fo:font-size="9pt" fo:letter-spacing="normal" fo:font-style="normal" fo:font-weight="bold" officeooo:rsid="0011c8d7" fo:background-color="#f9f2f4" loext:char-shading-value="0" loext:padding="0in" loext:border="none"/>
    </style:style>
    <style:style style:name="T23" style:family="text">
      <style:text-properties fo:font-variant="normal" fo:text-transform="none" fo:color="#007700" fo:letter-spacing="normal" fo:font-style="normal" fo:font-weight="normal"/>
    </style:style>
    <style:style style:name="T24" style:family="text">
      <style:text-properties fo:font-variant="normal" fo:text-transform="none" fo:color="#007700" fo:letter-spacing="normal" fo:font-style="normal" fo:font-weight="normal" officeooo:rsid="00075cf3"/>
    </style:style>
    <style:style style:name="T25" style:family="text">
      <style:text-properties fo:font-variant="normal" fo:text-transform="none" fo:color="#006cff" style:text-line-through-style="none" style:text-line-through-type="none" style:font-name="roboto" fo:font-size="10.5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cc" style:font-name="roboto" fo:font-size="10.5pt" fo:letter-spacing="normal" fo:font-style="normal" fo:font-weight="normal" officeooo:rsid="00139c65"/>
    </style:style>
    <style:style style:name="T27" style:family="text">
      <style:text-properties fo:font-variant="normal" fo:text-transform="none" fo:color="#ff3399" style:font-name="roboto" fo:font-size="10.5pt" fo:letter-spacing="normal" fo:font-style="normal" fo:font-weight="bold" officeooo:rsid="000826bf" fo:background-color="#ffff99" loext:char-shading-value="0" style:font-weight-asian="bold" style:font-weight-complex="bold"/>
    </style:style>
    <style:style style:name="T28" style:family="text">
      <style:text-properties fo:font-variant="normal" fo:text-transform="none" fo:color="#0000ff" style:font-name="roboto" fo:font-size="10.5pt" fo:letter-spacing="normal" fo:font-style="normal" fo:font-weight="normal"/>
    </style:style>
    <style:style style:name="T29" style:family="text">
      <style:text-properties fo:font-variant="normal" fo:text-transform="none" fo:color="#0000ff" style:font-name="roboto" fo:font-size="10.5pt" fo:letter-spacing="normal" fo:font-style="normal" fo:font-weight="normal" officeooo:rsid="000826bf"/>
    </style:style>
    <style:style style:name="T30" style:family="text">
      <style:text-properties fo:font-variant="normal" fo:text-transform="none" fo:color="#0000ff" style:font-name="roboto" fo:font-size="10.5pt" fo:letter-spacing="normal" fo:font-style="normal" fo:font-weight="normal" officeooo:rsid="00158f31"/>
    </style:style>
    <style:style style:name="T31" style:family="text">
      <style:text-properties fo:font-variant="normal" fo:text-transform="none" fo:color="#0000ff" style:font-name="roboto" fo:font-size="10.5pt" fo:letter-spacing="normal" fo:font-style="normal" fo:font-weight="normal" officeooo:rsid="00173957"/>
    </style:style>
    <style:style style:name="T32" style:family="text">
      <style:text-properties fo:font-size="10.5pt" fo:font-weight="normal"/>
    </style:style>
    <style:style style:name="T33" style:family="text">
      <style:text-properties fo:font-size="10.5pt" fo:font-weight="normal" officeooo:rsid="0004f09b"/>
    </style:style>
    <style:style style:name="T34" style:family="text">
      <style:text-properties fo:font-style="normal" fo:font-weight="normal"/>
    </style:style>
    <style:style style:name="T35" style:family="text">
      <style:text-properties fo:font-style="normal" fo:font-weight="normal" fo:background-color="#fff0f0" loext:char-shading-value="0"/>
    </style:style>
    <style:style style:name="T36" style:family="text">
      <style:text-properties fo:font-style="normal" fo:font-weight="normal" officeooo:rsid="00075cf3" fo:background-color="#fff0f0" loext:char-shading-value="0"/>
    </style:style>
    <style:style style:name="T37" style:family="text">
      <style:text-properties fo:font-style="normal" fo:font-weight="normal" officeooo:rsid="00075cf3"/>
    </style:style>
    <style:style style:name="T38" style:family="text">
      <style:text-properties fo:color="#c7254e" style:font-name="Menlo" fo:font-size="9pt" fo:font-weight="normal" fo:background-color="#f9f2f4" loext:char-shading-value="0" loext:padding="0in" loext:border="none"/>
    </style:style>
    <style:style style:name="T39" style:family="text">
      <style:text-properties fo:color="#c7254e" style:font-name="Menlo" fo:font-size="9pt" fo:font-weight="normal" officeooo:rsid="000b277f" fo:background-color="#f9f2f4" loext:char-shading-value="0" style:font-size-asian="11pt" style:font-weight-asian="bold" style:font-size-complex="11pt" style:font-weight-complex="bold" loext:padding="0in" loext:border="none"/>
    </style:style>
    <style:style style:name="T40" style:family="text">
      <style:text-properties fo:color="#c7254e" style:font-name="Menlo" fo:font-size="9pt" officeooo:rsid="000b277f" fo:background-color="#f9f2f4" loext:char-shading-value="0" style:font-size-asian="11pt" style:font-weight-asian="bold" style:font-size-complex="11pt" style:font-weight-complex="bold" loext:padding="0in" loext:border="none"/>
    </style:style>
    <style:style style:name="T41" style:family="text">
      <style:text-properties officeooo:rsid="0004f09b"/>
    </style:style>
    <style:style style:name="T42" style:family="text">
      <style:text-properties fo:background-color="#fff0f0" loext:char-shading-value="0"/>
    </style:style>
    <style:style style:name="T43" style:family="text">
      <style:text-properties fo:color="#007700"/>
    </style:style>
    <style:style style:name="T44" style:family="text">
      <style:text-properties fo:color="#007700" fo:font-style="normal" fo:font-weight="normal"/>
    </style:style>
    <style:style style:name="T45" style:family="text">
      <style:text-properties fo:color="#007700" fo:font-style="normal" fo:font-weight="normal" officeooo:rsid="00075cf3"/>
    </style:style>
    <style:style style:name="T46" style:family="text">
      <style:text-properties fo:color="#0000cc"/>
    </style:style>
    <style:style style:name="T47" style:family="text">
      <style:text-properties fo:color="#0000cc" fo:font-style="normal" fo:font-weight="normal"/>
    </style:style>
    <style:style style:name="T48" style:family="text">
      <style:text-properties style:font-name="roboto" fo:font-size="10.5pt" fo:font-weight="normal" officeooo:rsid="000b277f" style:font-name-asian="Source Han Sans CN Regular" style:font-size-asian="11pt" style:font-weight-asian="bold" style:font-name-complex="Lohit Devanagari" style:font-size-complex="11pt" style:font-weight-complex="bold"/>
    </style:style>
    <style:style style:name="T49" style:family="text">
      <style:text-properties officeooo:rsid="000a1549"/>
    </style:style>
    <style:style style:name="T50" style:family="text">
      <style:text-properties fo:color="#ff3333"/>
    </style:style>
    <style:style style:name="T51" style:family="text">
      <style:text-properties fo:color="#00ccff"/>
    </style:style>
    <style:style style:name="T52" style:family="text">
      <style:text-properties fo:color="#ffff66"/>
    </style:style>
    <style:style style:name="T53" style:family="text">
      <style:text-properties fo:color="#ff00ff" fo:font-style="normal" fo:font-weight="normal"/>
    </style:style>
    <style:style style:name="T54" style:family="text">
      <style:text-properties fo:color="#ff00ff" fo:font-style="normal" fo:font-weight="normal" officeooo:rsid="00089810"/>
    </style:style>
    <style:style style:name="T55" style:family="text">
      <style:text-properties fo:color="#0000ff"/>
    </style:style>
    <style:style style:name="T56" style:family="text">
      <style:text-properties fo:color="#0000ff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text-style style:name="N10100" number:language="en" number:country="IN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<text:span text:style-name="T7">Database Connectivity</text:span></text:h>
      <text:p text:style-name="P24">DBNAME: laravel</text:p>
      <text:p text:style-name="P24">Username: <text:span text:style-name="T55">forge</text:span> Password : <text:a xlink:type="simple" xlink:href="mailto:March@2009" text:style-name="Internet_20_link" text:visited-style-name="Visited_20_Internet_20_Link"><text:span text:style-name="T56">March@2009</text:span></text:a></text:p>
      <text:p text:style-name="P56"/>
      <text:h text:style-name="P42" text:outline-level="1">Set-up role based access control in Laravel</text:h>
      <text:h text:style-name="Heading_20_3" text:outline-level="3"><text:span text:style-name="T41">1. <text:s/></text:span>Set up migrations:</text:h>
      <text:p text:style-name="P22"><text:span text:style-name="T32">Add a new </text:span><text:span text:style-name="Source_20_Text"><text:span text:style-name="T38">role </text:span></text:span><text:span text:style-name="T32">column to our existing user migration</text:span><text:span text:style-name="T33">(/database/migration)</text:span><text:span text:style-name="T32">:</text:span></text:p>
      <text:p text:style-name="P23">Schema::create('users', function (Blueprint $table) {</text:p>
      <text:p text:style-name="P23"><text:s text:c="4"/>$table-&gt;increments('id');</text:p>
      <text:p text:style-name="P23"><text:s text:c="4"/>$table-&gt;string('name');</text:p>
      <text:p text:style-name="P23"><text:s text:c="4"/>$table-&gt;string('email')-&gt;unique();</text:p>
      <text:p text:style-name="P23"><text:s text:c="4"/>$table-&gt;string('password');</text:p>
      <text:p text:style-name="P23"><text:s text:c="4"/>$table-&gt;string('role');// the role column</text:p>
      <text:p text:style-name="P23"><text:s text:c="4"/>$table-&gt;rememberToken();</text:p>
      <text:p text:style-name="P23"><text:s text:c="4"/>$table-&gt;timestamps();</text:p>
      <text:p text:style-name="P23">});</text:p>
      <text:p text:style-name="P21">Run the migrations to generate the tables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8">Php artisan migrate</text:p>
          </table:table-cell>
        </table:table-row>
      </table:table>
      <text:p text:style-name="P17"><text:line-break/><text:span text:style-name="Strong_20_Emphasis"><text:span text:style-name="T6">Note: </text:span></text:span><text:span text:style-name="T1">If you have already generated the tables before, you may need to run </text:span><text:span text:style-name="Source_20_Text"><text:span text:style-name="T14">php artisan migrate:refresh</text:span></text:span><text:span text:style-name="Source_20_Text"><text:span text:style-name="T11"> </text:span></text:span><text:span text:style-name="T1">but be aware that this command will reset all your tables! and then re-run all your migrations.</text:span></text:p>
      <text:p text:style-name="P15"/>
      <text:p text:style-name="P14"><text:span text:style-name="T9">2. </text:span><text:span text:style-name="T8">Customise the registration form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><text:s text:c="2"/>php artisan make:auth</text:p>
          </table:table-cell>
        </table:table-row>
      </table:table>
      <text:p text:style-name="P16"/>
      <text:p text:style-name="P13"><text:span text:style-name="T1">Now that we have added the </text:span><text:span text:style-name="Source_20_Text"><text:span text:style-name="T14">role </text:span></text:span><text:span text:style-name="T1">column to our User model we also need to add the input for the roles in our view so add the select tag input to </text:span><text:span text:style-name="Source_20_Text"><text:span text:style-name="T14">resources/views/auth/register.blade.php</text:span></text:span><text:span text:style-name="T1">‘s registration form. </text:span><text:span text:style-name="T26">If we want that by default the role of a newly created user be ‘student’ then we do not need to change the registration page for role.</text:span></text:p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T43">&lt;div</text:span> <text:span text:style-name="T46">class=</text:span><text:span text:style-name="T42">"form-group row"</text:span><text:span text:style-name="T43">&gt;</text:span></text:p>
            <text:p text:style-name="P25"><text:s text:c="4"/><text:span text:style-name="T44">&lt;label</text:span><text:span text:style-name="T34"> </text:span><text:span text:style-name="T47">for=</text:span><text:span text:style-name="T35">"role"</text:span><text:span text:style-name="T34"> </text:span><text:span text:style-name="T47">class=</text:span><text:span text:style-name="T35">"col-md-4 col-form-label text-md-right"</text:span><text:span text:style-name="T44">&gt;</text:span><text:span text:style-name="T34">Role</text:span><text:span text:style-name="T44">&lt;/label&gt;</text:span></text:p>
            <text:p text:style-name="P25"><text:s/></text:p>
            <text:p text:style-name="P25"><text:s text:c="4"/><text:span text:style-name="T44">&lt;div</text:span><text:span text:style-name="T34"> </text:span><text:span text:style-name="T47">class=</text:span><text:span text:style-name="T35">"col-md-6"</text:span><text:span text:style-name="T44">&gt;</text:span></text:p>
            <text:p text:style-name="P25"><text:s text:c="8"/><text:span text:style-name="T44">&lt;select</text:span><text:span text:style-name="T34"> </text:span><text:span text:style-name="T47">name=</text:span><text:span text:style-name="T35">"role"</text:span><text:span text:style-name="T34"> </text:span><text:span text:style-name="T47">class=</text:span><text:span text:style-name="T35">"form-control"</text:span><text:span text:style-name="T34"> </text:span><text:span text:style-name="T44">&gt;</text:span></text:p>
            <text:p text:style-name="P25"><text:s text:c="12"/><text:span text:style-name="T44">&lt;option</text:span><text:span text:style-name="T34"> </text:span><text:span text:style-name="T47">value=</text:span><text:span text:style-name="T35">"admin"</text:span><text:span text:style-name="T44">&gt;</text:span><text:span text:style-name="T34">Admin</text:span><text:span text:style-name="T44">&lt;/option&gt;</text:span></text:p>
            <text:p text:style-name="P25"><text:s text:c="12"/><text:span text:style-name="T44">&lt;option</text:span><text:span text:style-name="T34"> </text:span><text:span text:style-name="T47">value=</text:span><text:span text:style-name="T35">"</text:span><text:span text:style-name="T36">admission</text:span><text:span text:style-name="T35">"</text:span><text:span text:style-name="T44">&gt;</text:span><text:span text:style-name="T34">A</text:span><text:span text:style-name="T37">dmission</text:span><text:span text:style-name="T44">&lt;/option&gt;</text:span></text:p>
            <text:p text:style-name="P25"><text:s text:c="12"/><text:span text:style-name="T44">&lt;option</text:span><text:span text:style-name="T34"> </text:span><text:span text:style-name="T47">value=</text:span><text:span text:style-name="T35">"</text:span><text:span text:style-name="T36">exam</text:span><text:span text:style-name="T35">"</text:span><text:span text:style-name="T44">&gt;</text:span><text:span text:style-name="T45">Exam</text:span><text:span text:style-name="T44">&lt;/option&gt;</text:span></text:p>
            <text:p text:style-name="P26"><text:span text:style-name="T44"><text:s text:c="12"/>&lt;option</text:span><text:span text:style-name="T34"> </text:span><text:span text:style-name="T47">value=</text:span><text:span text:style-name="T35">"</text:span><text:span text:style-name="T36">placement</text:span><text:span text:style-name="T35">"</text:span><text:span text:style-name="T44">&gt;</text:span><text:span text:style-name="T45">Placement</text:span><text:span text:style-name="T44">&lt;/option&gt;</text:span></text:p>
            <text:p text:style-name="P26"><text:span text:style-name="T44"><text:s text:c="12"/>&lt;option</text:span><text:span text:style-name="T34"> </text:span><text:span text:style-name="T47">value=</text:span><text:span text:style-name="T35">"</text:span><text:span text:style-name="T36">student</text:span><text:span text:style-name="T35">"</text:span><text:span text:style-name="T44">&gt;</text:span><text:span text:style-name="T45">Student</text:span><text:span text:style-name="T44">&lt;/option&gt;</text:span></text:p>
            <text:p text:style-name="P25"><text:soft-page-break/><text:s text:c="8"/><text:span text:style-name="T44">&lt;/select&gt;</text:span><text:span text:style-name="T34"> </text:span></text:p>
            <text:p text:style-name="P25"><text:s text:c="4"/><text:span text:style-name="T44">&lt;/div&gt;</text:span></text:p>
            <text:p text:style-name="P32"><text:span text:style-name="T23">&lt;/div</text:span><text:span text:style-name="T24">&gt;</text:span></text:p>
          </table:table-cell>
        </table:table-row>
      </table:table>
      <text:p text:style-name="P13"/>
      <text:p text:style-name="P13"/>
      <text:h text:style-name="P18" text:outline-level="3">Customize User Model and Register Controller:</text:h>
      <text:list xml:id="list1175390465" text:style-name="L1">
        <text:list-item>
          <text:p text:style-name="P46"><text:span text:style-name="T2">Add the role column to </text:span><text:span text:style-name="Source_20_Text"><text:span text:style-name="T19">fillable</text:span></text:span><text:span text:style-name="Source_20_Text"><text:span text:style-name="T10"> </text:span></text:span><text:span text:style-name="T2">attribute on the User Model so that we can make use of the </text:span><text:span text:style-name="Source_20_Text"><text:span text:style-name="T19">create()</text:span></text:span><text:span text:style-name="Source_20_Text"><text:span text:style-name="T10"> </text:span></text:span><text:span text:style-name="T2">method in Register Controller.</text:span><text:span text:style-name="T3">(location: </text:span><text:span text:style-name="T27">app/User.php</text:span><text:span text:style-name="T3">).</text:span><text:span text:style-name="T29"> </text:span><text:span text:style-name="T30">If we do not want to manually fill the role in user registration page, then </text:span><text:span text:style-name="T31">also</text:span><text:span text:style-name="T30"> we need this step.</text:span></text:p>
          <text:p text:style-name="P48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0">//User.php</text:p>
            <text:p text:style-name="P29">protected $fillable = [‘</text:p>
            <text:p text:style-name="P25"><text:s text:c="4"/><text:span text:style-name="T34">'name', 'email', 'password','role',</text:span></text:p>
            <text:p text:style-name="P33">];</text:p>
          </table:table-cell>
        </table:table-row>
      </table:table>
      <text:list xml:id="list234310742919613" text:continue-numbering="true" text:style-name="L1">
        <text:list-header>
          <text:p text:style-name="P48"/>
        </text:list-header>
        <text:list-item>
          <text:p text:style-name="P46"><text:span text:style-name="T3">Now customise </text:span><text:span text:style-name="Source_20_Text"><text:span text:style-name="T20">RegisterController.php</text:span></text:span><text:span text:style-name="Source_20_Text"><text:span text:style-name="T15"> </text:span></text:span><text:span text:style-name="T3">which is in </text:span><text:span text:style-name="Source_20_Text"><text:span text:style-name="T15">app/Http/Controllers/Auth </text:span></text:span><text:span text:style-name="T3">directory to include our </text:span><text:span text:style-name="Source_20_Text"><text:span text:style-name="T15">role </text:span></text:span><text:span text:style-name="T3">input when creating a new user.</text:span></text:p>
        </text:list-item>
        <text:list-item text:style-override="L2">
          <text:p text:style-name="P58"><text:span text:style-name="T1">Add a validation rule for the </text:span><text:span text:style-name="Source_20_Text"><text:span text:style-name="T14">role </text:span></text:span><text:span text:style-name="T1">field:</text:span></text:p>
        </text:list-item>
      </text:list>
      <text:p text:style-name="P44"><text:span text:style-name="T30">If we do not want to manually fill the role in user registration page, then we do not need this </text:span><text:span text:style-name="T31">validation </text:span><text:span text:style-name="T30">step.</text:span></text:p>
      <table:table table:name="Table4" table:style-name="Table4">
        <table:table-column table:style-name="Table4.A"/>
        <table:table-row>
          <table:table-cell table:style-name="Table4.A1" office:value-type="float" office:value="0">
            <text:p text:style-name="P31">protected function validator(array $data)</text:p>
            <text:p text:style-name="P28">{</text:p>
            <text:p text:style-name="P25"><text:s text:c="4"/><text:span text:style-name="T34">return Validator::make($data, [</text:span></text:p>
            <text:p text:style-name="P25"><text:s text:c="8"/><text:span text:style-name="T34">'name' =&gt; 'required|string|max:255',</text:span></text:p>
            <text:p text:style-name="P25"><text:s text:c="8"/><text:span text:style-name="T34">'email' =&gt; 'required|string|email|max:255|unique:users',</text:span></text:p>
            <text:p text:style-name="P25"><text:s text:c="8"/><text:span text:style-name="T34">'password' =&gt; 'required|string|min:6|confirmed',</text:span></text:p>
            <text:p text:style-name="P25"><text:s text:c="8"/><text:span text:style-name="T34">'role' =&gt; 'required|in:admin,agent,customer', //validate role input</text:span></text:p>
            <text:p text:style-name="P25"><text:s text:c="4"/><text:span text:style-name="T34">]);</text:span></text:p>
            <text:p text:style-name="P33">}</text:p>
          </table:table-cell>
        </table:table-row>
      </table:table>
      <text:list xml:id="list234309271284240" text:continue-list="list234310742919613" text:style-name="L2">
        <text:list-header>
          <text:p text:style-name="P57"/>
        </text:list-header>
        <text:list-item text:style-override="L1">
          <text:p text:style-name="P46"><text:span text:style-name="T3">Add role field to the </text:span><text:span text:style-name="Source_20_Text"><text:span text:style-name="T15">create() </text:span></text:span><text:span text:style-name="T3">method:</text:span></text:p>
          <text:p text:style-name="P54"><text:span text:style-name="T29">W</text:span><text:span text:style-name="T28">hen a user is created, by default he/she is student.</text:span><text:span text:style-name="T1"> </text:span><text:span text:style-name="T28">If we want to change/ assign role, that should be done from the admin panel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30">protected function create(array $data)</text:p>
            <text:p text:style-name="P28">{</text:p>
            <text:p text:style-name="P25"><text:s text:c="4"/><text:span text:style-name="T34">return User::create([</text:span></text:p>
            <text:p text:style-name="P25"><text:s text:c="8"/><text:span text:style-name="T34">'name' =&gt; $data['name'],</text:span></text:p>
            <text:p text:style-name="P25"><text:s text:c="8"/><text:span text:style-name="T34">'email' =&gt; $data['email'],</text:span></text:p>
            <text:p text:style-name="P25"><text:s text:c="8"/><text:span text:style-name="T34">'password' =&gt; bcrypt($data['password']),</text:span></text:p>
            <text:p text:style-name="P25"><text:s text:c="8"/><text:span text:style-name="T53">'role' =&gt; ‘</text:span><text:span text:style-name="T54">student’</text:span><text:span text:style-name="T53">,</text:span></text:p>
            <text:p text:style-name="P25"><text:s text:c="4"/><text:span text:style-name="T34">]);</text:span></text:p>
            <text:p text:style-name="P33">}</text:p>
          </table:table-cell>
        </table:table-row>
      </table:table>
      <text:p text:style-name="P5"/>
      <text:p text:style-name="P10">Later on the role field can be changed from backend through phpMyAdmin or any other software like MySqlWorkBench.</text:p>
      <text:p text:style-name="P9"/>
      <text:p text:style-name="P11"><text:span text:style-name="T12">Setup Middleware</text:span><text:span text:style-name="T13">s:<text:line-break/></text:span><text:span text:style-name="T25">Middleware </text:span><text:span text:style-name="T1">provide a convenient mechanism for filtering HTTP requests entering our application. For example, Laravel includes an </text:span><text:span text:style-name="Source_20_Text"><text:span text:style-name="T18">auth</text:span></text:span><text:span text:style-name="Source_20_Text"><text:span text:style-name="T14"> </text:span></text:span><text:span text:style-name="T1">middleware that verifies the user of your application is authenticated.</text:span></text:p>
      <text:list xml:id="list626314280" text:style-name="L3">
        <text:list-item>
          <text:p text:style-name="P59">We will create middlewares for each of our roles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9">php artisan make:middleware Admin</text:p>
            <text:p text:style-name="P39">php artisan make:middleware Admission</text:p>
            <text:p text:style-name="P39"><text:soft-page-break/>php artisan make:middleware Exam</text:p>
            <text:p text:style-name="P39">php artisan make:middleware Placement</text:p>
            <text:p text:style-name="P39">php artisan make:middleware Student</text:p>
          </table:table-cell>
        </table:table-row>
      </table:table>
      <text:p text:style-name="P1"/>
      <text:list xml:id="list1309191052" text:style-name="L4">
        <text:list-item>
          <text:p text:style-name="P47"><text:span text:style-name="T5">Add the following code to respective middlewares which are located in </text:span><text:span text:style-name="Source_20_Text"><text:span text:style-name="T17">app/Http/Middleware</text:span></text:span><text:span text:style-name="Source_20_Text"><text:span text:style-name="T16"> </text:span></text:span><text:span text:style-name="T5">folder:</text:span></text:p>
        </text:list-item>
      </text:list>
      <text:p text:style-name="P12"><text:span text:style-name="T5">A</text:span><text:span text:style-name="T4">dmin.php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1">use Auth; //at the top</text:p>
            <text:p text:style-name="P35"><text:s/></text:p>
            <text:p text:style-name="P35">function handle($request, Closure $next)</text:p>
            <text:p text:style-name="P35">{</text:p>
            <text:p text:style-name="P35"><text:s text:c="4"/>if (Auth::check() &amp;&amp; Auth::user()-&gt;role == 'admin') {</text:p>
            <text:p text:style-name="P35"><text:s text:c="8"/>return $next($request);</text:p>
            <text:p text:style-name="P35"><text:s text:c="4"/>}</text:p>
            <text:p text:style-name="P35"><text:s text:c="4"/>elseif (Auth::check() &amp;&amp; Auth::user()-&gt;role == 'admission') {</text:p>
            <text:p text:style-name="P35"><text:s text:c="8"/>return redirect('/admission');</text:p>
            <text:p text:style-name="P35"><text:s text:c="4"/>}</text:p>
            <text:p text:style-name="P36"><text:s text:c="4"/>elseif (Auth::check() &amp;&amp; Auth::user()-&gt;role == '<text:span text:style-name="T49">exam</text:span>') {</text:p>
            <text:p text:style-name="P36"><text:s text:c="8"/>return redirect('/<text:span text:style-name="T49">exam</text:span>');</text:p>
            <text:p text:style-name="P36"><text:s text:c="4"/>}</text:p>
            <text:p text:style-name="P36"><text:s text:c="4"/>elseif (Auth::check() &amp;&amp; Auth::user()-&gt;role == '<text:span text:style-name="T49">placement</text:span>') {</text:p>
            <text:p text:style-name="P36"><text:s text:c="8"/>return redirect('/<text:span text:style-name="T49">placement</text:span>');</text:p>
            <text:p text:style-name="P36"><text:s text:c="4"/>}</text:p>
            <text:p text:style-name="P36"><text:s text:c="4"/>elseif (Auth::check() &amp;&amp; Auth::user()-&gt;role == '<text:span text:style-name="T49">student</text:span>') {</text:p>
            <text:p text:style-name="P36"><text:s text:c="8"/>return redirect('/<text:span text:style-name="T49">student</text:span>');</text:p>
            <text:p text:style-name="P36"><text:s text:c="4"/>}</text:p>
            <text:p text:style-name="P35"><text:s text:c="4"/>else {</text:p>
            <text:p text:style-name="P35"><text:s text:c="8"/>return redirect('/<text:span text:style-name="T49">home</text:span>');</text:p>
            <text:p text:style-name="P35"><text:s text:c="4"/>}</text:p>
            <text:p text:style-name="P35">}</text:p>
          </table:table-cell>
        </table:table-row>
      </table:table>
      <text:p text:style-name="P6"/>
      <text:p text:style-name="P4">Similarly update the middleware php pages like admission.php, exam.php, placement.php and student.php</text:p>
      <text:p text:style-name="P4"/>
      <text:list xml:id="list2048566480" text:style-name="L5">
        <text:list-item>
          <text:p text:style-name="P50"><text:span text:style-name="T48">Now let’s register our middleware with Laravel. Add the middleware classes to </text:span><text:span text:style-name="Source_20_Text"><text:span text:style-name="T40">$routeMiddleware</text:span></text:span><text:span text:style-name="Source_20_Text"><text:span text:style-name="T39"> </text:span></text:span><text:span text:style-name="T48">property located in </text:span><text:span text:style-name="Source_20_Text"><text:span text:style-name="T40">app/Http/Kernel.php</text:span></text:span><text:span text:style-name="T48">: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40"><text:span text:style-name="T50">protected</text:span> $routeMiddleware = [</text:p>
            <text:p text:style-name="P40"><text:s text:c="8"/>'auth' =&gt; \Illuminate\Auth\Middleware\Authenticate::class,</text:p>
            <text:p text:style-name="P40"><text:s text:c="8"/>'auth.basic' =&gt; \Illuminate\Auth\Middleware\AuthenticateWithBasicAuth::class,</text:p>
            <text:p text:style-name="P40"><text:s text:c="8"/>'bindings' =&gt; \Illuminate\Routing\Middleware\SubstituteBindings::class,</text:p>
            <text:p text:style-name="P40"><text:s text:c="8"/>'can' =&gt; \Illuminate\Auth\Middleware\Authorize::class,</text:p>
            <text:p text:style-name="P40"><text:s text:c="8"/>'guest' =&gt; \App\Http\Middleware\RedirectIfAuthenticated::class,</text:p>
            <text:p text:style-name="P40"><text:s text:c="8"/>'throttle' =&gt; \Illuminate\Routing\Middleware\ThrottleRequests::class,</text:p>
            <text:p text:style-name="P40"><text:s text:c="8"/>'admin' =&gt; \App\Http\Middleware\Admin::class,</text:p>
            <text:p text:style-name="P40"><text:s text:c="8"/>'admission' =&gt; \App\Http\Middleware\Admission::class,</text:p>
            <text:p text:style-name="P40"><text:s text:c="8"/>'exam' =&gt; \App\Http\Middleware\Exam::class,</text:p>
            <text:p text:style-name="P40"><text:s text:c="8"/>'placement' =&gt; \App\Http\Middleware\Placement::class,</text:p>
            <text:p text:style-name="P40"><text:s text:c="8"/>'student' =&gt; \App\Http\Middleware\Student::class,</text:p>
            <text:p text:style-name="P40"><text:s text:c="4"/>];</text:p>
          </table:table-cell>
        </table:table-row>
      </table:table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3">Now you can apply these middlewares to routes or to the controller itself:</text:p>
      <text:list xml:id="list2446265535" text:style-name="L6">
        <text:list-item>
          <text:p text:style-name="P49">web.php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<text:span text:style-name="T50">Route::get</text:span>('/admin', function(){</text:p>
            <text:p text:style-name="P37"><text:s text:c="4"/><text:span text:style-name="T51">echo</text:span> "<text:span text:style-name="T52">Hello Admin</text:span>";</text:p>
            <text:p text:style-name="P37">})-&gt;<text:span text:style-name="T50">middleware</text:span>('auth','admin');</text:p>
            <text:p text:style-name="P37"><text:s/></text:p>
            <text:p text:style-name="P37"><text:span text:style-name="T50">Route::get</text:span>('/agent', function(){</text:p>
            <text:p text:style-name="P37"><text:s text:c="4"/><text:span text:style-name="T51">echo</text:span> "Hello Agent";</text:p>
            <text:p text:style-name="P37">})-&gt;<text:span text:style-name="T50">middleware</text:span>('auth','agent');</text:p>
            <text:p text:style-name="P37"><text:s/></text:p>
            <text:p text:style-name="P37"><text:span text:style-name="T50">Route::get</text:span>('/customer', function(){</text:p>
            <text:p text:style-name="P37"><text:s text:c="4"/><text:span text:style-name="T51">echo</text:span> "Hello Customer";</text:p>
            <text:p text:style-name="P37">})-&gt;<text:span text:style-name="T50">middleware</text:span>('auth','customer');</text:p>
          </table:table-cell>
        </table:table-row>
      </table:table>
      <text:p text:style-name="P8"/>
      <text:p text:style-name="P2"/>
      <text:h text:style-name="P45" text:outline-level="3">Redirect User After Log-in:</text:h>
      <text:p text:style-name="P19"><text:span text:style-name="T1">If you use Laravel’s default login setup, you may want to redirect the user to his role specific page after he logs in. and you can do that by overriding the </text:span><text:span text:style-name="Source_20_Text"><text:span text:style-name="T14">redirectTo() </text:span></text:span><text:span text:style-name="T1">method in your </text:span><text:span text:style-name="Source_20_Text"><text:span text:style-name="T14">LoginController.php</text:span></text:span><text:span text:style-name="T1">. Make sure you remove the </text:span><text:span text:style-name="Source_20_Text"><text:span text:style-name="T14">$redirectTo </text:span></text:span><text:span text:style-name="T1">property from your </text:span><text:span text:style-name="Source_20_Text"><text:span text:style-name="T14">LoginController.php</text:span></text:span><text:span text:style-name="T1">.</text:span></text:p>
      <text:p text:style-name="P20"><text:span text:style-name="Strong_20_Emphasis"><text:span text:style-name="T6">Add this to your </text:span></text:span><text:span text:style-name="Strong_20_Emphasis"><text:span text:style-name="Source_20_Text"><text:span text:style-name="T21">LoginController.php</text:span></text:span></text:span><text:span text:style-name="Strong_20_Emphasis"><text:span text:style-name="Source_20_Text"><text:span text:style-name="T22">(app/http/ Controllers / Auth/ )</text:span></text:span></text:span><text:span text:style-name="Strong_20_Emphasis"><text:span text:style-name="Source_20_Text"><text:span text:style-name="T21">:</text:span>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21"/></text:span></text:p>
      <text:p text:style-name="P3">Reference:</text:p>
      <text:p text:style-name="P51"><text:a xlink:type="simple" xlink:href="https://www.kerneldev.com/2018/02/12/set-up-role-based-access-control-in-laravel/" text:style-name="Internet_20_link" text:visited-style-name="Visited_20_Internet_20_Link">https://www.kerneldev.com/2018/02/12/set-up-role-based-access-control-in-laravel/</text:a></text:p>
      <text:p text:style-name="P51"/>
      <text:p text:style-name="P51"/>
      <text:p text:style-name="P51"/>
      <text:p text:style-name="P55">Gentelella Theme in laravel</text:p>
      <text:list xml:id="list2963014324" text:style-name="L7">
        <text:list-item>
          <text:p text:style-name="P52">Install composer</text:p>
        </text:list-item>
        <text:list-item>
          <text:p text:style-name="P52">Install nodejs (<text:span text:style-name="T55">yum install npm</text:span>)</text:p>
        </text:list-item>
      </text:list>
      <text:p text:style-name="Title"/>
      <text:p text:style-name="Title">Integrating Bootstrap in Laravel 5.6</text:p>
      <text:p text:style-name="P53"><text:a xlink:type="simple" xlink:href="https://www.5balloons.info/integrating-bootstrap-4-layout-to-laravel-project/" text:style-name="Internet_20_link" text:visited-style-name="Visited_20_Internet_20_Link">https://www.5balloons.info/integrating-bootstrap-4-layout-to-laravel-project/</text:a></text:p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23:43:07.274175444</dc:date>
    <meta:editing-duration>PT14H39M9S</meta:editing-duration>
    <meta:editing-cycles>10</meta:editing-cycles>
    <meta:generator>LibreOffice/5.3.4.2$Linux_X86_64 LibreOffice_project/30$Build-2</meta:generator>
    <meta:document-statistic meta:table-count="11" meta:image-count="0" meta:object-count="0" meta:page-count="5" meta:paragraph-count="137" meta:word-count="721" meta:character-count="6304" meta:non-whitespace-character-count="5318"/>
  </office:meta>
</office:document-meta>
</file>